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808080" draw:marker-start="" draw:marker-start-width="1.7cm" draw:marker-start-center="false" draw:marker-end="" draw:marker-end-width="1.7cm" draw:marker-end-center="false" svg:stroke-opacity="100%" draw:stroke-linejoin="round" draw:fill="solid" draw:fill-color="#a1222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808080" draw:marker-start="" draw:marker-start-width="1.7cm" draw:marker-start-center="false" draw:marker-end="" draw:marker-end-width="1.7cm" draw:marker-end-center="false" svg:stroke-opacity="100%" draw:stroke-linejoin="round" draw:fill="solid" draw:fill-color="#a1222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35%" dr3d:back-scale="100%" dr3d:depth="1.9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160909" dr3d:specular-color="#c9c3c3" dr3d:shininess="60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fffff"/>
    </style:style>
    <style:style style:name="P2" style:family="paragraph">
      <style:text-properties fo:color="#ffffff" fo:font-family="'Old Standard'" style:font-style-name="Italic" style:font-pitch="variable" fo:font-style="italic" style:font-style-asian="italic" style:font-style-complex="italic"/>
    </style:style>
    <style:style style:name="T1" style:family="text">
      <style:text-properties fo:color="#ffffff" fo:font-family="'Old Standard'" style:font-style-name="Italic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5.361cm" svg:height="9.498cm" svg:x="3.134cm" svg:y="9.935cm" dr3d:transform="matrix (0.903496448827755 -0.259972238595642 -0.340747123414416 0.0131416122399168 0.811461780346946 -0.584257714595107 0.428394053394029 0.523396803769121 0.736569291255681 -9.68704098412424cm 18.9111852592934cm -11.03148362927cm)" dr3d:vrp="(0 0 34138.5714285714)" dr3d:vpn="(0 0 32188.5714285714)" dr3d:projection="perspective" dr3d:distance="1.9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4101 -23795 12164 4080" svg:d="m4101-21737 178 400 6 12 5 12 6 11 7 12 13 22 222 341 11 17 12 17 13 16 14 15 261 286 15 15 14 15 16 13 16 13 298 233 14 11 14 10 15 9 15 10 8 4 331 183 16 9 16 8 16 7 17 7 362 136 15 6 15 5 14 4 16 4 388 93 14 3 13 2 13 3 14 2 412 52 16 2 16 1 15 1h16 3l884-5h16l17-1 16-2 17-2 940-131 13-2 11-2 12-2 12-3 972-233 35-10 978-311 37-14 1873-759 32-15 1591-782 21-11 1104-611 8-4 7-4 413-246 28-18 26-19 24-20 23-21 21-23 19-25 19-26 17-28 16-30 14-30 11-30 10-30 7-31 5-32 3-33 1-34-1-34-3-33-5-31-7-32-10-30-11-30-14-30-16-30-18-29-19-27-20-25-22-23-23-22-25-20-27-19-29-18-30-16-30-14-30-11-30-10-32-7-31-5-33-3-34-1-26 1-25 2-24 3-26 4-262 54 13 63-313 186-1086 601-1564 769-1838 745-943 300-931 224-883 123-818 5-352-45-331-79-298-113-265-147-234-182-205-225-177-273-163-365-456 204z"/>
          <dr3d:extrude draw:style-name="gr2" draw:layer="layout" svg:viewBox="4043 -23833 12164 4080" svg:d="m4956-21404 163-365 177-273 205-225 234-182 265-147 298-113 331-79 352-45 818 5 883 123 931 224 943 300 1838 745 1564 769 1086 601 313 186-13 63 262 54 26 4 24 3 25 2 26 1 34-1 33-3 31-5 32-7 30-10 30-11 30-14 30-16 29-18 27-19 25-20 23-22 22-23 20-25 19-27 18-29 16-30 14-30 11-30 10-30 7-32 5-31 3-33 1-34-1-34-3-33-5-32-7-31-10-30-11-30-14-30-16-30-17-28-19-26-19-25-21-23-23-21-24-20-26-19-28-18-413-246-7-4-8-4-1104-611-21-11-1591-782-32-15-1873-759-37-14-978-311-35-10-972-233-12-3-12-2-11-2-13-2-940-131-17-2-16-2-17-1h-16l-884-5h-3-16l-15 1-16 1-16 2-412 52-14 2-13 3-13 2-14 3-388 93-16 4-14 4-15 5-15 6-362 136-17 7-16 7-16 8-16 9-331 183-8 4-15 10-15 9-14 10-14 11-298 233-16 13-16 13-14 15-15 15-261 286-14 15-13 16-12 17-11 17-222 341-13 22-7 12-6 11-5 12-6 12-178 400 457 203z"/>
        </dr3d:scene>
        <draw:frame draw:style-name="gr3" draw:text-style-name="P2" draw:layer="layout" svg:width="13.168cm" svg:height="1.487cm" svg:x="4.5cm" svg:y="19.613cm">
          <draw:text-box>
            <text:p text:style-name="P1"><text:span text:style-name="T1">Ben-Jose SAT Solver Libr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8:17:33</meta:creation-date>
    <dc:date>2016-04-05T21:26:09</dc:date>
    <meta:editing-duration>PT13M16S</meta:editing-duration>
    <meta:editing-cycles>3</meta:editing-cycles>
    <meta:generator>LibreOffice/3.5$Linux_x86 LibreOffice_project/350m1$Build-413</meta:generator>
    <meta:document-statistic meta:object-count="4"/>
  </office:meta>
</office:document-meta>
</file>